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draw:hatch draw:name="Blue_20_-45_20_Degrees" draw:display-name="Blue -45 Degrees" draw:style="single" draw:color="#2a6099" draw:distance="0.203cm" draw:rotation="315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2a6099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hatch" draw:fill-color="#2a6099" draw:fill-hatch-name="Blue_20_-45_20_Degrees" draw:fill-hatch-solid="false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creation-date>2020-05-05T12:15:58.799825185</meta:creation-date>
    <dc:date>2020-05-05T12:16:27.699684703</dc:date>
    <meta:editing-duration>PT29S</meta:editing-duration>
    <meta:editing-cycles>1</meta:editing-cycles>
    <meta:generator>LibreOfficeDev/7.0.0.0.alpha0$Linux_X86_64 LibreOffice_project/182c06236ca323b05e6de54349a38f28067fe6a5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